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57b" officeooo:paragraph-rsid="0017657b"/>
    </style:style>
    <style:style style:name="T1" style:family="text">
      <style:text-properties officeooo:rsid="00185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dract 3 </text:p>
      <text:p text:style-name="P1"/>
      <text:p text:style-name="P1">vraag 2 <text:s/></text:p>
      <text:p text:style-name="P1"/>
      <text:p text:style-name="P1">De klanten worden trager bediend als er 1 wachtrij is. </text:p>
      <text:p text:style-name="P1">Wachttijd met een wachtrij: 3.92244</text:p>
      <text:p text:style-name="P1">wachttijd met 2 wachtrijen: <text:s/>eerste rij : 0.1732</text:p>
      <text:p text:style-name="P1"><text:s text:c="45"/>tweede rij: 0.3794</text:p>
      <text:p text:style-name="P1"/>
      <text:p text:style-name="P1">kijk naar scripts: 05_1_opdracht_simulatie_1_wachtlijn_katerina_stavrinoudis,</text:p>
      <text:p text:style-name="P1">05_1_opdracht_simulatie_<text:span text:style-name="T1">2</text:span>_wachtlijn<text:span text:style-name="T1">en</text:span>_katerina_stavrinoud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2:33:20.259598800</meta:creation-date>
    <meta:generator>LibreOffice/6.4.3.2$Linux_X86_64 LibreOffice_project/40$Build-2</meta:generator>
    <dc:date>2020-05-20T22:48:40.493128338</dc:date>
    <meta:editing-duration>PT15M19S</meta:editing-duration>
    <meta:editing-cycles>2</meta:editing-cycles>
    <meta:document-statistic meta:table-count="0" meta:image-count="0" meta:object-count="0" meta:page-count="1" meta:paragraph-count="8" meta:word-count="35" meta:character-count="356" meta:non-whitespace-character-count="279"/>
  </office:meta>
</office:document-meta>
</file>